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"Hmmm.... how odd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"I'm sure I put it around here..."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"No, no, that's not possibl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"It's unthinkable that I would ever lose
anything in my lif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"In fact, around here they call me, 'Never-Loses-
A-Single-Thing Beth'!"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"Grandma, could you be looking for the map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"That's right. Do you know something about it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"Geez... you have a memory like a goldfish,
Grandma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"You gave the map to that girl who came by
just a little earlier, didn't you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"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"...Ah! That's right, so I did!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"I remember things from way back when, but
now I forget things that've just happened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"Wahahahahahaha!!"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"Sorry about that. Since I only have the one
map, would you mind giving it a rest?"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"What, you don't recognise where you are?"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"Aaa... speaking of which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"The young lady to whom I just gave the map
said exactly the same thing."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"Yes, I do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"That young lady was saying that she needed
transportation, so maybe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"She could have gone to nearby Zazabu Port
Town, which has ships come and go all the time."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 pass
through, it's naturally where you would 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abu Port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"You two came from Dono village, didn't you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"Start by going back to Dono village, and
continue south to the forest. Go east from
there, and you're there."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"The girl with the map was quite the lively
young lady. She was more energetic than
a hurrican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"At the speed she ran, even a younger me
probably couldn't catch up to her."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 Hamuko,
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
again</text:p>
          </table:table-cell>
          <table:table-cell table:style-name="ce0"/>
          <table:table-cell table:style-name="ce0" office:value-type="string">
            <text:p>Grandma Beth
"I was once quite the little adventurer.
Wahahaha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